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E5000013F36FC33DB8.svm"/>
  <manifest:file-entry manifest:media-type="" manifest:full-path="Pictures/2000000700004AEF00000FEC02F06665.svm"/>
  <manifest:file-entry manifest:media-type="" manifest:full-path="Pictures/20000007000056B8000010BF2DDB32B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RTY COW</text:p>
      <text:p text:style-name="P1">Boot2root writeups</text:p>
      <text:p text:style-name="P1"/>
      <text:p text:style-name="P1"/>
      <text:p text:style-name="P2">Lorsqu'on se connecte en tant que l'utilisateur <text:span text:style-name="T1">laurie</text:span>, on a en réalité une manière de devenir root assez facilement, en lançant simplement un exploit <text:span text:style-name="T1">dirtycow</text:span>.</text:p>
      <text:p text:style-name="P2"/>
      <text:p text:style-name="P2">En effet, <text:span text:style-name="T1">linpeas</text:span> nous informe que la version du kernel est vraiment ancienne :</text:p>
      <text:p text:style-name="P2"/>
      <text:p text:style-name="P2"><draw:frame draw:style-name="fr1" draw:name="images1" text:anchor-type="paragraph" svg:width="16.999cm" svg:height="3.281cm" draw:z-index="0"><draw:image xlink:href="Pictures/20000007000056B8000010BF2DDB32B0.svm" xlink:type="simple" xlink:show="embed" xlink:actuate="onLoad"/></draw:frame></text:p>
      <text:p text:style-name="P2">Et qu'il est très probable que le système soit vunérable à dirtycow :</text:p>
      <text:p text:style-name="P2"/>
      <text:p text:style-name="P2"><draw:frame draw:style-name="fr1" draw:name="images2" text:anchor-type="paragraph" svg:width="16.999cm" svg:height="3.611cm" draw:z-index="1"><draw:image xlink:href="Pictures/2000000700004AEF00000FEC02F06665.svm" xlink:type="simple" xlink:show="embed" xlink:actuate="onLoad"/></draw:frame></text:p>
      <text:p text:style-name="P2">On commence par télécharger le code source de l'exploit (disponible dans le dossier <text:span text:style-name="T2">scripts/dirty</text:span>) :</text:p>
      <text:p text:style-name="P3"><text:a xlink:type="simple" xlink:href="https://github.com/FireFart/dirtycow/blob/master/dirty.c" text:style-name="Internet_20_link" text:visited-style-name="Visited_20_Internet_20_Link">https://github.com/FireFart/dirtycow/blob/master/dirty.c</text:a> </text:p>
      <text:p text:style-name="P3"/>
      <text:p text:style-name="P3">&gt; Pour les librairies x32 :</text:p>
      <text:p text:style-name="P4">apt-get install gcc-multilib</text:p>
      <text:p text:style-name="P3"/>
      <text:p text:style-name="P3">&gt; Pour libcrypt en 32 bits :</text:p>
      <text:p text:style-name="P3"><text:span text:style-name="Source_20_Text"><text:span text:style-name="T2">dpkg --add-architecture i386</text:span></text:span><text:span text:style-name="T2"> </text:span></text:p>
      <text:p text:style-name="P3"><text:span text:style-name="Source_20_Text"><text:span text:style-name="T2">apt-get update</text:span></text:span><text:span text:style-name="T2"> </text:span></text:p>
      <text:p text:style-name="P4">apt install libc6-dev:i386</text:p>
      <text:p text:style-name="P4"/>
      <text:p text:style-name="P5">&gt; Maintenant on peut compiler en statique notre exploit :</text:p>
      <text:p text:style-name="P4">gcc -m32 -static -pthread dirty.c -o dirty -lcrypt</text:p>
      <text:p text:style-name="P4"/>
      <text:p text:style-name="P5"/>
      <text:p text:style-name="P5">Une fois le binaire compilé en statique, on le transfert sur la machine cible (par exemple avec un scp) :</text:p>
      <text:p text:style-name="P4">scp dirty laurie@192.168.1.7:/home/laurie/dirty</text:p>
      <text:p text:style-name="P5"/>
      <text:p text:style-name="P5"/>
      <text:p text:style-name="P5">Il ne nous reste plus qu'à l'exécuter en indiquant le mot de passe de notre choix, puis en nous connectant sur l'utilisateur <text:span text:style-name="T1">firefart</text:span> avec ce même mot de passe ; on a ensuite les privilèges <text:span text:style-name="T1">root</text:span> :</text:p>
      <text:p text:style-name="P5"><draw:frame draw:style-name="fr2" draw:name="images3" text:anchor-type="paragraph" svg:x="0.191cm" svg:y="0.291cm" svg:width="11.749cm" svg:height="5.106cm" draw:z-index="2"><draw:image xlink:href="Pictures/2000000700002DE5000013F36FC33DB8.svm" xlink:type="simple" xlink:show="embed" xlink:actuate="onLoad"/></draw:frame><text:soft-page-break/></text:p>
      <text:p text:style-name="P5">On a donc bien <text:span text:style-name="T1">l'utilisateur root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9M32S</meta:editing-duration>
    <meta:editing-cycles>7</meta:editing-cycles>
    <meta:generator>OpenOffice/4.1.5$Win32 OpenOffice.org_project/415m1$Build-9789</meta:generator>
    <dc:date>2022-01-07T12:43:11.37</dc:date>
    <meta:document-statistic meta:table-count="0" meta:image-count="3" meta:object-count="0" meta:page-count="2" meta:paragraph-count="19" meta:word-count="181" meta:character-count="1134"/>
    <meta:user-defined meta:name="Info 1"/>
    <meta:user-defined meta:name="Info 2"/>
    <meta:user-defined meta:name="Info 3"/>
    <meta:user-defined meta:name="Info 4"/>
  </office:meta>
</office:document-meta>
</file>